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Ubuntu" fo:font-size="14pt" officeooo:rsid="000956e8" officeooo:paragraph-rsid="000956e8" style:font-size-asian="14pt" style:font-size-complex="14pt"/>
    </style:style>
    <style:style style:name="P2" style:family="paragraph" style:parent-style-name="Standard">
      <style:paragraph-properties fo:line-height="150%"/>
      <style:text-properties style:font-name="Ubuntu" fo:font-size="14pt" officeooo:rsid="000956e8" officeooo:paragraph-rsid="0061001c" style:font-size-asian="14pt" style:font-size-complex="14pt"/>
    </style:style>
    <style:style style:name="P3" style:family="paragraph" style:parent-style-name="Standard">
      <style:paragraph-properties fo:line-height="150%"/>
      <style:text-properties style:font-name="Ubuntu" fo:font-size="14pt" officeooo:rsid="001f55c9" officeooo:paragraph-rsid="005f9c62" style:font-size-asian="14pt" style:font-size-complex="14pt"/>
    </style:style>
    <style:style style:name="P4" style:family="paragraph" style:parent-style-name="Standard">
      <style:paragraph-properties fo:line-height="150%"/>
      <style:text-properties style:font-name="Ubuntu" fo:font-size="14pt" officeooo:rsid="001f55c9" officeooo:paragraph-rsid="005fdc43" style:font-size-asian="14pt" style:font-size-complex="14pt"/>
    </style:style>
    <style:style style:name="P5" style:family="paragraph" style:parent-style-name="Standard">
      <style:paragraph-properties fo:line-height="150%"/>
      <style:text-properties style:font-name="Ubuntu" fo:font-size="14pt" officeooo:rsid="000ef45e" officeooo:paragraph-rsid="005c2a7e" style:font-size-asian="14pt" style:font-size-complex="14pt"/>
    </style:style>
    <style:style style:name="P6" style:family="paragraph" style:parent-style-name="Standard">
      <style:paragraph-properties fo:line-height="150%"/>
      <style:text-properties style:font-name="Ubuntu" fo:font-size="14pt" officeooo:rsid="0046ce6c" officeooo:paragraph-rsid="006f4c4d" style:font-size-asian="14pt" style:font-size-complex="14pt"/>
    </style:style>
    <style:style style:name="P7" style:family="paragraph" style:parent-style-name="Standard">
      <style:paragraph-properties fo:line-height="150%"/>
      <style:text-properties style:font-name="Ubuntu" fo:font-size="14pt" officeooo:rsid="0013cb0a" officeooo:paragraph-rsid="0013cb0a" style:font-size-asian="14pt" style:font-size-complex="14pt"/>
    </style:style>
    <style:style style:name="P8" style:family="paragraph" style:parent-style-name="Standard">
      <style:paragraph-properties fo:line-height="150%"/>
      <style:text-properties style:font-name="Ubuntu" fo:font-size="14pt" officeooo:rsid="00157949" officeooo:paragraph-rsid="005f9c62" style:font-size-asian="14pt" style:font-size-complex="14pt"/>
    </style:style>
    <style:style style:name="P9" style:family="paragraph" style:parent-style-name="Standard">
      <style:paragraph-properties fo:line-height="150%"/>
      <style:text-properties style:font-name="Ubuntu" fo:font-size="14pt" officeooo:rsid="00157949" officeooo:paragraph-rsid="0061001c" style:font-size-asian="14pt" style:font-size-complex="14pt"/>
    </style:style>
    <style:style style:name="P10" style:family="paragraph" style:parent-style-name="Standard">
      <style:paragraph-properties fo:line-height="150%"/>
      <style:text-properties style:font-name="Ubuntu" fo:font-size="14pt" officeooo:rsid="00352e4a" officeooo:paragraph-rsid="005f9c62" style:font-size-asian="14pt" style:font-size-complex="14pt"/>
    </style:style>
    <style:style style:name="P11" style:family="paragraph" style:parent-style-name="Standard">
      <style:paragraph-properties fo:line-height="150%"/>
      <style:text-properties style:font-name="Ubuntu" fo:font-size="14pt" officeooo:rsid="003478c1" officeooo:paragraph-rsid="005f9c62" style:font-size-asian="14pt" style:font-size-complex="14pt"/>
    </style:style>
    <style:style style:name="P12" style:family="paragraph" style:parent-style-name="Standard">
      <style:paragraph-properties fo:line-height="150%"/>
      <style:text-properties style:font-name="Ubuntu" fo:font-size="14pt" officeooo:rsid="00566e71" officeooo:paragraph-rsid="005fdc43" style:font-size-asian="14pt" style:font-size-complex="14pt"/>
    </style:style>
    <style:style style:name="P13" style:family="paragraph" style:parent-style-name="Standard">
      <style:paragraph-properties fo:line-height="150%"/>
      <style:text-properties style:font-name="Ubuntu" fo:font-size="14pt" officeooo:rsid="00539053" officeooo:paragraph-rsid="005fdc43" style:font-size-asian="14pt" style:font-size-complex="14pt"/>
    </style:style>
    <style:style style:name="P14" style:family="paragraph" style:parent-style-name="Standard">
      <style:paragraph-properties fo:line-height="150%"/>
      <style:text-properties style:font-name="Ubuntu" fo:font-size="14pt" officeooo:rsid="005fdc43" officeooo:paragraph-rsid="005fdc43" style:font-size-asian="14pt" style:font-size-complex="14pt"/>
    </style:style>
    <style:style style:name="P15" style:family="paragraph" style:parent-style-name="Standard">
      <style:paragraph-properties fo:line-height="150%"/>
      <style:text-properties style:font-name="Ubuntu" fo:font-size="14pt" officeooo:rsid="0061001c" officeooo:paragraph-rsid="0061f53f" style:font-size-asian="14pt" style:font-size-complex="14pt"/>
    </style:style>
    <style:style style:name="P16" style:family="paragraph" style:parent-style-name="Standard">
      <style:paragraph-properties fo:line-height="150%"/>
      <style:text-properties style:font-name="Ubuntu" fo:font-size="14pt" officeooo:rsid="00640452" officeooo:paragraph-rsid="0069f935" style:font-size-asian="14pt" style:font-size-complex="14pt"/>
    </style:style>
    <style:style style:name="P17" style:family="paragraph" style:parent-style-name="Standard">
      <style:paragraph-properties fo:line-height="150%"/>
      <style:text-properties style:font-name="Ubuntu" fo:font-size="14pt" officeooo:rsid="006b0b45" officeooo:paragraph-rsid="006b0b45" style:font-size-asian="14pt" style:font-size-complex="14pt"/>
    </style:style>
    <style:style style:name="P18" style:family="paragraph" style:parent-style-name="Standard">
      <style:paragraph-properties fo:line-height="150%"/>
      <style:text-properties style:font-name="Ubuntu" fo:font-size="14pt" officeooo:rsid="0046ce6c" officeooo:paragraph-rsid="006f4c4d" fo:background-color="#dddddd" style:font-size-asian="14pt" style:font-size-complex="14pt"/>
    </style:style>
    <style:style style:name="P19" style:family="paragraph" style:parent-style-name="Heading_20_1">
      <style:paragraph-properties fo:line-height="150%" fo:text-align="center" style:justify-single-word="false"/>
      <style:text-properties style:font-name="Ubuntu"/>
    </style:style>
    <style:style style:name="P20" style:family="paragraph" style:parent-style-name="Standard">
      <style:paragraph-properties fo:line-height="150%"/>
      <style:text-properties style:font-name="Ubuntu" fo:font-size="14pt" officeooo:rsid="005d4f66" officeooo:paragraph-rsid="0061001c" style:font-size-asian="14pt" style:font-size-complex="14pt"/>
    </style:style>
    <style:style style:name="P21" style:family="paragraph" style:parent-style-name="Standard">
      <style:paragraph-properties fo:line-height="150%"/>
      <style:text-properties style:font-name="Ubuntu" fo:font-size="14pt" officeooo:rsid="002ec65f" officeooo:paragraph-rsid="006f4c4d" style:font-size-asian="14pt" style:font-size-complex="14pt"/>
    </style:style>
    <style:style style:name="P22" style:family="paragraph" style:parent-style-name="Standard">
      <style:paragraph-properties fo:line-height="150%"/>
      <style:text-properties style:font-name="Ubuntu" fo:font-size="14pt" officeooo:rsid="002ec65f" officeooo:paragraph-rsid="00730e69" style:font-size-asian="14pt" style:font-size-complex="14pt"/>
    </style:style>
    <style:style style:name="P23" style:family="paragraph" style:parent-style-name="Standard">
      <style:paragraph-properties fo:line-height="150%"/>
      <style:text-properties style:font-name="Ubuntu" fo:font-size="14pt" officeooo:rsid="00714ed2" officeooo:paragraph-rsid="00714ed2" style:font-size-asian="14pt" style:font-size-complex="14pt"/>
    </style:style>
    <style:style style:name="P24" style:family="paragraph" style:parent-style-name="Standard">
      <style:paragraph-properties fo:line-height="150%"/>
      <style:text-properties style:font-name="Ubuntu" fo:font-size="14pt" officeooo:rsid="00714ed2" officeooo:paragraph-rsid="00730e69" style:font-size-asian="14pt" style:font-size-complex="14pt"/>
    </style:style>
    <style:style style:name="P25" style:family="paragraph" style:parent-style-name="Standard">
      <style:paragraph-properties fo:line-height="150%"/>
      <style:text-properties style:font-name="Ubuntu" fo:font-size="14pt" officeooo:rsid="0046ce6c" officeooo:paragraph-rsid="00730e69" style:font-size-asian="14pt" style:font-size-complex="14pt"/>
    </style:style>
    <style:style style:name="P26" style:family="paragraph" style:parent-style-name="Standard">
      <style:paragraph-properties fo:line-height="150%"/>
      <style:text-properties style:font-name="Ubuntu" fo:font-size="14pt" officeooo:rsid="0046ce6c" officeooo:paragraph-rsid="007363a1" style:font-size-asian="14pt" style:font-size-complex="14pt"/>
    </style:style>
    <style:style style:name="P27" style:family="paragraph" style:parent-style-name="Standard">
      <style:paragraph-properties fo:line-height="150%"/>
      <style:text-properties style:font-name="Ubuntu" fo:font-size="14pt" officeooo:rsid="004901fd" officeooo:paragraph-rsid="00730e69" style:font-size-asian="14pt" style:font-size-complex="14pt"/>
    </style:style>
    <style:style style:name="P28" style:family="paragraph" style:parent-style-name="Standard">
      <style:paragraph-properties fo:line-height="150%"/>
      <style:text-properties style:font-name="Ubuntu" fo:font-size="14pt" officeooo:rsid="004901fd" officeooo:paragraph-rsid="007fb9fa" style:font-size-asian="14pt" style:font-size-complex="14pt"/>
    </style:style>
    <style:style style:name="P29" style:family="paragraph" style:parent-style-name="Standard">
      <style:paragraph-properties fo:line-height="150%"/>
      <style:text-properties style:font-name="Ubuntu" fo:font-size="14pt" officeooo:rsid="000956e8" officeooo:paragraph-rsid="000956e8" style:font-size-asian="14pt" style:font-size-complex="14pt"/>
    </style:style>
    <style:style style:name="P30" style:family="paragraph" style:parent-style-name="Standard">
      <style:paragraph-properties fo:line-height="150%"/>
      <style:text-properties style:font-name="Ubuntu" fo:font-size="14pt" officeooo:rsid="007363a1" officeooo:paragraph-rsid="0077e218" style:font-size-asian="14pt" style:font-size-complex="14pt"/>
    </style:style>
    <style:style style:name="P31" style:family="paragraph" style:parent-style-name="Standard">
      <style:paragraph-properties fo:line-height="150%"/>
      <style:text-properties style:font-name="Ubuntu" fo:font-size="14pt" officeooo:rsid="001711b0" officeooo:paragraph-rsid="0079d5bc" style:font-size-asian="14pt" style:font-size-complex="14pt"/>
    </style:style>
    <style:style style:name="P32" style:family="paragraph" style:parent-style-name="Standard">
      <style:paragraph-properties fo:line-height="150%"/>
      <style:text-properties style:font-name="Ubuntu" fo:font-size="14pt" officeooo:rsid="0077e218" officeooo:paragraph-rsid="0077e218" style:font-size-asian="14pt" style:font-size-complex="14pt"/>
    </style:style>
    <style:style style:name="P33" style:family="paragraph" style:parent-style-name="Standard">
      <style:paragraph-properties fo:line-height="150%"/>
      <style:text-properties style:font-name="Ubuntu" fo:font-size="14pt" officeooo:rsid="0079d5bc" officeooo:paragraph-rsid="0079d5bc" style:font-size-asian="14pt" style:font-size-complex="14pt"/>
    </style:style>
    <style:style style:name="P34" style:family="paragraph" style:parent-style-name="Standard">
      <style:paragraph-properties fo:line-height="150%"/>
      <style:text-properties style:font-name="Ubuntu" fo:font-size="14pt" officeooo:rsid="0079d5bc" officeooo:paragraph-rsid="007d9679" style:font-size-asian="14pt" style:font-size-complex="14pt"/>
    </style:style>
    <style:style style:name="P35" style:family="paragraph" style:parent-style-name="Standard">
      <style:paragraph-properties fo:line-height="150%"/>
      <style:text-properties style:font-name="Ubuntu" fo:font-size="14pt" officeooo:rsid="0079d5bc" officeooo:paragraph-rsid="007f3799" style:font-size-asian="14pt" style:font-size-complex="14pt"/>
    </style:style>
    <style:style style:name="P36" style:family="paragraph" style:parent-style-name="Standard">
      <style:paragraph-properties fo:line-height="150%"/>
      <style:text-properties style:font-name="Ubuntu" fo:font-size="14pt" officeooo:rsid="0079d5bc" officeooo:paragraph-rsid="00803106" style:font-size-asian="14pt" style:font-size-complex="14pt"/>
    </style:style>
    <style:style style:name="P37" style:family="paragraph" style:parent-style-name="Standard">
      <style:paragraph-properties fo:line-height="150%"/>
      <style:text-properties style:font-name="Ubuntu" fo:font-size="14pt" officeooo:rsid="00640452" officeooo:paragraph-rsid="00640452" style:font-size-asian="14pt" style:font-size-complex="14pt"/>
    </style:style>
    <style:style style:name="P38" style:family="paragraph" style:parent-style-name="Standard">
      <style:paragraph-properties fo:line-height="150%"/>
      <style:text-properties style:font-name="Ubuntu" fo:font-size="14pt" officeooo:rsid="0029c805" officeooo:paragraph-rsid="0079d5bc" style:font-size-asian="14pt" style:font-size-complex="14pt"/>
    </style:style>
    <style:style style:name="P39" style:family="paragraph" style:parent-style-name="Standard">
      <style:paragraph-properties fo:line-height="150%"/>
      <style:text-properties style:font-name="Ubuntu" fo:font-size="14pt" officeooo:rsid="005ba74b" officeooo:paragraph-rsid="007f3799" style:font-size-asian="14pt" style:font-size-complex="14pt"/>
    </style:style>
    <style:style style:name="P40" style:family="paragraph" style:parent-style-name="Standard">
      <style:paragraph-properties fo:line-height="150%"/>
      <style:text-properties style:font-name="Ubuntu" fo:font-size="14pt" officeooo:rsid="005a4c28" officeooo:paragraph-rsid="007f3799" style:font-size-asian="14pt" style:font-size-complex="14pt"/>
    </style:style>
    <style:style style:name="P41" style:family="paragraph" style:parent-style-name="Standard">
      <style:paragraph-properties fo:line-height="150%"/>
      <style:text-properties style:font-name="Ubuntu" fo:font-size="14pt" officeooo:rsid="004ccd10" officeooo:paragraph-rsid="007f3799" style:font-size-asian="14pt" style:font-size-complex="14pt"/>
    </style:style>
    <style:style style:name="P42" style:family="paragraph" style:parent-style-name="Standard">
      <style:paragraph-properties fo:line-height="150%"/>
      <style:text-properties style:font-name="Ubuntu" fo:font-size="14pt" officeooo:rsid="007f7e0a" officeooo:paragraph-rsid="007fb9fa" style:font-size-asian="14pt" style:font-size-complex="14pt"/>
    </style:style>
    <style:style style:name="P43" style:family="paragraph" style:parent-style-name="Standard">
      <style:paragraph-properties fo:line-height="150%"/>
      <style:text-properties style:font-name="Ubuntu" fo:font-size="14pt" officeooo:rsid="007fb9fa" officeooo:paragraph-rsid="007fb9fa" style:font-size-asian="14pt" style:font-size-complex="14pt"/>
    </style:style>
    <style:style style:name="P44" style:family="paragraph" style:parent-style-name="Standard">
      <style:paragraph-properties fo:line-height="150%"/>
      <style:text-properties style:font-name="Ubuntu" fo:font-size="14pt" officeooo:rsid="00119c37" officeooo:paragraph-rsid="007fb9fa" style:font-size-asian="14pt" style:font-size-complex="14pt"/>
    </style:style>
    <style:style style:name="P45" style:family="paragraph" style:parent-style-name="Standard">
      <style:paragraph-properties fo:line-height="150%"/>
      <style:text-properties style:font-name="Ubuntu" fo:font-size="14pt" officeooo:rsid="0026d7b7" officeooo:paragraph-rsid="007fb9fa" style:font-size-asian="14pt" style:font-size-complex="14pt"/>
    </style:style>
    <style:style style:name="P46" style:family="paragraph" style:parent-style-name="Standard">
      <style:paragraph-properties fo:line-height="150%"/>
      <style:text-properties style:font-name="Ubuntu" fo:font-size="14pt" officeooo:rsid="005793ca" officeooo:paragraph-rsid="007fb9fa" style:font-size-asian="14pt" style:font-size-complex="14pt"/>
    </style:style>
    <style:style style:name="P47" style:family="paragraph" style:parent-style-name="Standard">
      <style:paragraph-properties fo:line-height="150%"/>
      <style:text-properties style:font-name="Ubuntu" fo:font-size="14pt" fo:font-weight="normal" officeooo:rsid="00453369" officeooo:paragraph-rsid="00640452" style:font-size-asian="14pt" style:font-weight-asian="normal" style:font-size-complex="14pt" style:font-weight-complex="normal"/>
    </style:style>
    <style:style style:name="P48" style:family="paragraph" style:parent-style-name="Standard">
      <style:paragraph-properties fo:line-height="150%"/>
      <style:text-properties style:font-name="Ubuntu" fo:font-size="14pt" fo:font-weight="normal" officeooo:rsid="00714ed2" officeooo:paragraph-rsid="00714ed2" style:font-size-asian="14pt" style:font-weight-asian="normal" style:font-size-complex="14pt" style:font-weight-complex="normal"/>
    </style:style>
    <style:style style:name="P49" style:family="paragraph" style:parent-style-name="Standard">
      <style:paragraph-properties fo:line-height="150%"/>
      <style:text-properties style:font-name="Ubuntu" fo:font-size="14pt" fo:font-weight="normal" officeooo:rsid="002ec65f" officeooo:paragraph-rsid="00714ed2" fo:background-color="#dddddd" style:font-size-asian="14pt" style:font-weight-asian="normal" style:font-size-complex="14pt" style:font-weight-complex="normal"/>
    </style:style>
    <style:style style:name="P50" style:family="paragraph" style:parent-style-name="Standard">
      <style:paragraph-properties fo:line-height="150%"/>
      <style:text-properties style:font-name="Ubuntu" fo:font-size="14pt" fo:font-weight="bold" officeooo:rsid="002ec65f" officeooo:paragraph-rsid="0064e5e2" style:font-size-asian="14pt" style:font-weight-asian="bold" style:font-size-complex="14pt" style:font-weight-complex="bold"/>
    </style:style>
    <style:style style:name="P51" style:family="paragraph" style:parent-style-name="Standard">
      <style:paragraph-properties fo:line-height="150%"/>
      <style:text-properties style:font-name="Ubuntu" fo:font-size="14pt" fo:font-weight="bold" officeooo:rsid="0079d5bc" officeooo:paragraph-rsid="0079d5bc" style:font-size-asian="14pt" style:font-weight-asian="bold" style:font-size-complex="14pt" style:font-weight-complex="bold"/>
    </style:style>
    <style:style style:name="P52" style:family="paragraph" style:parent-style-name="Standard">
      <style:paragraph-properties fo:line-height="150%"/>
      <style:text-properties style:font-name="Ubuntu" fo:font-size="14pt" fo:font-weight="bold" officeooo:rsid="0079d5bc" officeooo:paragraph-rsid="0080f17b" style:font-size-asian="14pt" style:font-weight-asian="bold" style:font-size-complex="14pt" style:font-weight-complex="bold"/>
    </style:style>
    <style:style style:name="P53" style:family="paragraph" style:parent-style-name="Standard">
      <style:paragraph-properties fo:line-height="150%"/>
      <style:text-properties style:font-name="Ubuntu" fo:font-size="14pt" fo:font-weight="bold" officeooo:rsid="0030a798" officeooo:paragraph-rsid="0079d5bc" style:font-size-asian="14pt" style:font-weight-asian="bold" style:font-size-complex="14pt" style:font-weight-complex="bold"/>
    </style:style>
    <style:style style:name="P54" style:family="paragraph" style:parent-style-name="Standard">
      <style:paragraph-properties fo:line-height="150%"/>
      <style:text-properties style:font-name="Ubuntu" fo:font-size="14pt" fo:font-weight="bold" officeooo:rsid="0011e23b" officeooo:paragraph-rsid="007363a1" fo:background-color="#dddddd" style:font-size-asian="14pt" style:font-weight-asian="bold" style:font-size-complex="14pt" style:font-weight-complex="bold"/>
    </style:style>
    <style:style style:name="P55" style:family="paragraph" style:parent-style-name="Standard">
      <style:paragraph-properties fo:line-height="150%"/>
      <style:text-properties style:font-name="Ubuntu" fo:font-size="14pt" officeooo:rsid="00640452" officeooo:paragraph-rsid="00730e69" fo:background-color="#dddddd" style:font-size-asian="14pt" style:font-size-complex="14pt"/>
    </style:style>
    <style:style style:name="P56" style:family="paragraph" style:parent-style-name="Standard">
      <style:paragraph-properties fo:line-height="150%"/>
      <style:text-properties style:font-name="Ubuntu" fo:font-size="14pt" officeooo:rsid="0030a798" officeooo:paragraph-rsid="0079d5bc" fo:background-color="#dddddd" style:font-size-asian="14pt" style:font-size-complex="14pt"/>
    </style:style>
    <style:style style:name="P57" style:family="paragraph" style:parent-style-name="Standard">
      <style:paragraph-properties fo:line-height="150%"/>
      <style:text-properties style:font-name="Ubuntu" fo:font-size="14pt" officeooo:rsid="00119c37" officeooo:paragraph-rsid="007fb9fa" fo:background-color="#dddddd" style:font-size-asian="14pt" style:font-size-complex="14pt"/>
    </style:style>
    <style:style style:name="P58" style:family="paragraph" style:parent-style-name="Standard">
      <style:paragraph-properties fo:line-height="150%"/>
      <style:text-properties style:font-name="Ubuntu" fo:font-size="14pt" officeooo:rsid="004901fd" officeooo:paragraph-rsid="007fb9fa" fo:background-color="#dddddd" style:font-size-asian="14pt" style:font-size-complex="14pt"/>
    </style:style>
    <style:style style:name="P59" style:family="paragraph" style:parent-style-name="Standard">
      <style:paragraph-properties fo:line-height="150%"/>
      <style:text-properties style:font-name="Ubuntu" fo:font-size="14pt" fo:font-style="normal" officeooo:rsid="0051aa0d" officeooo:paragraph-rsid="007f3799" fo:background-color="#dddddd" style:font-size-asian="14pt" style:font-style-asian="normal" style:font-size-complex="14pt" style:font-style-complex="normal"/>
    </style:style>
    <style:style style:name="P60" style:family="paragraph" style:parent-style-name="Standard">
      <style:paragraph-properties fo:line-height="150%"/>
      <style:text-properties fo:color="#000000" loext:opacity="100%" style:font-name="Ubuntu" fo:font-size="14pt" fo:font-weight="normal" officeooo:rsid="0028aa60" officeooo:paragraph-rsid="00730e69" fo:background-color="#dddddd" style:font-size-asian="14pt" style:font-size-complex="14pt"/>
    </style:style>
    <style:style style:name="P61" style:family="paragraph" style:parent-style-name="Standard">
      <style:paragraph-properties fo:line-height="150%"/>
      <style:text-properties fo:color="#000000" loext:opacity="100%" style:font-name="Ubuntu" fo:font-size="14pt" fo:font-weight="normal" officeooo:paragraph-rsid="00730e69" fo:background-color="#dddddd" style:font-size-asian="14pt" style:font-size-complex="14pt"/>
    </style:style>
    <style:style style:name="P62" style:family="paragraph" style:parent-style-name="Standard">
      <style:paragraph-properties fo:line-height="150%"/>
      <style:text-properties fo:color="#000000" loext:opacity="100%" style:font-name="Ubuntu" fo:font-size="14pt" fo:font-weight="normal" officeooo:rsid="0079d5bc" officeooo:paragraph-rsid="0080f17b" fo:background-color="#dddddd" style:font-size-asian="14pt" style:font-weight-asian="normal" style:font-size-complex="14pt" style:font-weight-complex="normal"/>
    </style:style>
    <style:style style:name="P63" style:family="paragraph" style:parent-style-name="Standard">
      <style:paragraph-properties fo:line-height="150%"/>
      <style:text-properties fo:color="#000000" loext:opacity="100%" style:font-name="Ubuntu" fo:font-size="14pt" fo:font-style="normal" fo:font-weight="normal" officeooo:rsid="0050ca75" officeooo:paragraph-rsid="007f3799" fo:background-color="#dddddd" style:font-size-asian="14pt" style:font-style-asian="normal" style:font-size-complex="14pt" style:font-style-complex="normal"/>
    </style:style>
    <style:style style:name="P64" style:family="paragraph" style:parent-style-name="Standard">
      <style:paragraph-properties fo:line-height="150%"/>
      <style:text-properties fo:color="#000000" loext:opacity="100%" style:font-name="Ubuntu" fo:font-size="14pt" fo:font-style="normal" fo:font-weight="normal" officeooo:paragraph-rsid="007f3799" fo:background-color="#dddddd" style:font-size-asian="14pt" style:font-style-asian="normal" style:font-size-complex="14pt" style:font-style-complex="normal"/>
    </style:style>
    <style:style style:name="T1" style:family="text">
      <style:text-properties officeooo:rsid="000543ad"/>
    </style:style>
    <style:style style:name="T2" style:family="text">
      <style:text-properties fo:background-color="#dddddd" loext:char-shading-value="0"/>
    </style:style>
    <style:style style:name="T3" style:family="text">
      <style:text-properties officeooo:rsid="0010f51f" fo:background-color="#dddddd" loext:char-shading-value="0"/>
    </style:style>
    <style:style style:name="T4" style:family="text">
      <style:text-properties officeooo:rsid="00118705" fo:background-color="#dddddd" loext:char-shading-value="0"/>
    </style:style>
    <style:style style:name="T5" style:family="text">
      <style:text-properties officeooo:rsid="004f0be9" fo:background-color="#dddddd" loext:char-shading-value="0"/>
    </style:style>
    <style:style style:name="T6" style:family="text">
      <style:text-properties officeooo:rsid="007d9679" fo:background-color="#dddddd" loext:char-shading-value="0"/>
    </style:style>
    <style:style style:name="T7" style:family="text">
      <style:text-properties officeooo:rsid="000fe01c" fo:background-color="#dddddd" loext:char-shading-value="0"/>
    </style:style>
    <style:style style:name="T8" style:family="text">
      <style:text-properties fo:font-weight="bold" style:font-weight-asian="bold" style:font-weight-complex="bold"/>
    </style:style>
    <style:style style:name="T9" style:family="text">
      <style:text-properties fo:font-weight="bold" officeooo:rsid="00453369" style:font-weight-asian="bold" style:font-weight-complex="bold"/>
    </style:style>
    <style:style style:name="T10" style:family="text">
      <style:text-properties fo:font-weight="bold" officeooo:rsid="00730e69" style:font-weight-asian="bold" style:font-weight-complex="bold"/>
    </style:style>
    <style:style style:name="T11" style:family="text">
      <style:text-properties fo:font-weight="bold" officeooo:rsid="00714ed2" style:font-weight-asian="bold" style:font-weight-complex="bold"/>
    </style:style>
    <style:style style:name="T12" style:family="text">
      <style:text-properties fo:font-weight="bold" officeooo:rsid="00822469" style:font-weight-asian="bold" style:font-weight-complex="bold"/>
    </style:style>
    <style:style style:name="T13" style:family="text">
      <style:text-properties fo:font-weight="bold" officeooo:rsid="00640452" fo:background-color="transparent" loext:char-shading-value="0" style:font-weight-asian="bold" style:font-weight-complex="bold"/>
    </style:style>
    <style:style style:name="T14" style:family="text">
      <style:text-properties fo:font-weight="bold" officeooo:rsid="00714ed2" fo:background-color="transparent" loext:char-shading-value="0" style:font-weight-asian="bold" style:font-weight-complex="bold"/>
    </style:style>
    <style:style style:name="T15" style:family="text">
      <style:text-properties fo:font-weight="bold" officeooo:rsid="00714ed2" fo:background-color="transparent" loext:char-shading-value="0" style:font-weight-asian="bold" style:font-weight-complex="bold"/>
    </style:style>
    <style:style style:name="T16" style:family="text">
      <style:text-properties fo:font-weight="bold" officeooo:rsid="00453369" fo:background-color="transparent" loext:char-shading-value="0" style:font-weight-asian="bold" style:font-weight-complex="bold"/>
    </style:style>
    <style:style style:name="T17" style:family="text">
      <style:text-properties officeooo:rsid="0010153b"/>
    </style:style>
    <style:style style:name="T18" style:family="text">
      <style:text-properties officeooo:rsid="0010f51f"/>
    </style:style>
    <style:style style:name="T19" style:family="text">
      <style:text-properties officeooo:rsid="00118705"/>
    </style:style>
    <style:style style:name="T20" style:family="text">
      <style:text-properties fo:background-color="transparent" loext:char-shading-value="0"/>
    </style:style>
    <style:style style:name="T21" style:family="text">
      <style:text-properties officeooo:rsid="00640452" fo:background-color="transparent" loext:char-shading-value="0"/>
    </style:style>
    <style:style style:name="T22" style:family="text">
      <style:text-properties fo:font-style="italic"/>
    </style:style>
    <style:style style:name="T23" style:family="text">
      <style:text-properties fo:font-style="italic" fo:font-weight="bold" officeooo:rsid="00714ed2" fo:background-color="transparent" loext:char-shading-value="0" style:font-weight-asian="bold" style:font-weight-complex="bold"/>
    </style:style>
    <style:style style:name="T24" style:family="text">
      <style:text-properties officeooo:rsid="0030a798"/>
    </style:style>
    <style:style style:name="T25" style:family="text">
      <style:text-properties fo:font-weight="normal" style:font-weight-asian="normal" style:font-weight-complex="normal"/>
    </style:style>
    <style:style style:name="T26" style:family="text">
      <style:text-properties fo:font-weight="normal" officeooo:rsid="00453369" style:font-weight-asian="normal" style:font-weight-complex="normal"/>
    </style:style>
    <style:style style:name="T27" style:family="text">
      <style:text-properties fo:font-weight="normal" officeooo:rsid="0046ce6c" style:font-weight-asian="normal" style:font-weight-complex="normal"/>
    </style:style>
    <style:style style:name="T28" style:family="text">
      <style:text-properties fo:font-weight="normal" officeooo:rsid="0064e5e2" style:font-weight-asian="normal" style:font-weight-complex="normal"/>
    </style:style>
    <style:style style:name="T29" style:family="text">
      <style:text-properties fo:font-weight="normal" officeooo:rsid="00673a7b" style:font-weight-asian="normal" style:font-weight-complex="normal"/>
    </style:style>
    <style:style style:name="T30" style:family="text">
      <style:text-properties fo:font-weight="normal" officeooo:rsid="006b3f56" style:font-weight-asian="normal" style:font-weight-complex="normal"/>
    </style:style>
    <style:style style:name="T31" style:family="text">
      <style:text-properties fo:font-weight="normal" officeooo:rsid="006c25d2" style:font-weight-asian="normal" style:font-weight-complex="normal"/>
    </style:style>
    <style:style style:name="T32" style:family="text">
      <style:text-properties fo:font-weight="normal" officeooo:rsid="00714ed2" style:font-weight-asian="normal" style:font-weight-complex="normal"/>
    </style:style>
    <style:style style:name="T33" style:family="text">
      <style:text-properties fo:font-weight="normal" officeooo:rsid="006b9c1e" style:font-weight-asian="normal" style:font-weight-complex="normal"/>
    </style:style>
    <style:style style:name="T34" style:family="text">
      <style:text-properties fo:font-weight="normal" officeooo:rsid="00730e69" style:font-weight-asian="normal" style:font-weight-complex="normal"/>
    </style:style>
    <style:style style:name="T35" style:family="text">
      <style:text-properties fo:font-weight="normal" officeooo:rsid="00803106" style:font-weight-asian="normal" style:font-weight-complex="normal"/>
    </style:style>
    <style:style style:name="T36" style:family="text">
      <style:text-properties fo:font-weight="normal" officeooo:rsid="0080f17b" style:font-weight-asian="normal" style:font-weight-complex="normal"/>
    </style:style>
    <style:style style:name="T37" style:family="text">
      <style:text-properties fo:font-weight="normal" fo:background-color="#dddddd" loext:char-shading-value="0" style:font-weight-asian="normal" style:font-weight-complex="normal"/>
    </style:style>
    <style:style style:name="T38" style:family="text">
      <style:text-properties fo:font-weight="normal" officeooo:rsid="00803106" fo:background-color="#dddddd" loext:char-shading-value="0" style:font-weight-asian="normal" style:font-weight-complex="normal"/>
    </style:style>
    <style:style style:name="T39" style:family="text">
      <style:text-properties fo:font-weight="normal" officeooo:rsid="00453369" fo:background-color="#dddddd" loext:char-shading-value="0" style:font-weight-asian="normal" style:font-weight-complex="normal"/>
    </style:style>
    <style:style style:name="T40" style:family="text">
      <style:text-properties fo:font-weight="normal" officeooo:rsid="00453369" fo:background-color="#dddddd" loext:char-shading-value="0" style:font-weight-asian="normal" style:font-weight-complex="normal"/>
    </style:style>
    <style:style style:name="T41" style:family="text">
      <style:text-properties fo:font-weight="normal" officeooo:rsid="0080f17b" fo:background-color="#dddddd" loext:char-shading-value="0" style:font-weight-asian="normal" style:font-weight-complex="normal"/>
    </style:style>
    <style:style style:name="T42" style:family="text">
      <style:text-properties fo:font-weight="normal" officeooo:rsid="0080f17b" fo:background-color="#dddddd" loext:char-shading-value="0" style:font-weight-asian="normal" style:font-weight-complex="normal"/>
    </style:style>
    <style:style style:name="T43" style:family="text">
      <style:text-properties fo:font-weight="normal" officeooo:rsid="00118705" fo:background-color="transparent" loext:char-shading-value="0" style:font-weight-asian="normal" style:font-weight-complex="normal"/>
    </style:style>
    <style:style style:name="T44" style:family="text">
      <style:text-properties officeooo:rsid="00453369"/>
    </style:style>
    <style:style style:name="T45" style:family="text">
      <style:text-properties officeooo:rsid="00473396"/>
    </style:style>
    <style:style style:name="T46" style:family="text">
      <style:text-properties officeooo:rsid="004901fd"/>
    </style:style>
    <style:style style:name="T47" style:family="text">
      <style:text-properties officeooo:rsid="004befdf"/>
    </style:style>
    <style:style style:name="T48" style:family="text">
      <style:text-properties officeooo:rsid="0054c2a9"/>
    </style:style>
    <style:style style:name="T49" style:family="text">
      <style:text-properties officeooo:rsid="00566e71"/>
    </style:style>
    <style:style style:name="T50" style:family="text">
      <style:text-properties officeooo:rsid="0056be6b"/>
    </style:style>
    <style:style style:name="T51" style:family="text">
      <style:text-properties officeooo:rsid="005793ca"/>
    </style:style>
    <style:style style:name="T52" style:family="text">
      <style:text-properties officeooo:rsid="005a70f8"/>
    </style:style>
    <style:style style:name="T53" style:family="text">
      <style:text-properties officeooo:rsid="005c2a7e"/>
    </style:style>
    <style:style style:name="T54" style:family="text">
      <style:text-properties officeooo:rsid="005d4f66"/>
    </style:style>
    <style:style style:name="T55" style:family="text">
      <style:text-properties officeooo:rsid="005fdc43"/>
    </style:style>
    <style:style style:name="T56" style:family="text">
      <style:text-properties officeooo:rsid="0061001c"/>
    </style:style>
    <style:style style:name="T57" style:family="text">
      <style:text-properties officeooo:rsid="0061f53f"/>
    </style:style>
    <style:style style:name="T58" style:family="text">
      <style:text-properties officeooo:rsid="00640452"/>
    </style:style>
    <style:style style:name="T59" style:family="text">
      <style:text-properties officeooo:rsid="006f4c4d"/>
    </style:style>
    <style:style style:name="T60" style:family="text">
      <style:text-properties fo:color="#000000" loext:opacity="100%" fo:font-weight="normal"/>
    </style:style>
    <style:style style:name="T61" style:family="text">
      <style:text-properties fo:color="#000000" loext:opacity="100%" fo:font-weight="normal" officeooo:rsid="00453369" fo:background-color="#dddddd" loext:char-shading-value="0" style:font-weight-asian="normal" style:font-weight-complex="normal"/>
    </style:style>
    <style:style style:name="T62" style:family="text">
      <style:text-properties fo:color="#000000" loext:opacity="100%" fo:font-weight="normal" officeooo:rsid="0080f17b" fo:background-color="#dddddd" loext:char-shading-value="0" style:font-weight-asian="normal" style:font-weight-complex="normal"/>
    </style:style>
    <style:style style:name="T63" style:family="text">
      <style:text-properties fo:color="#000000" loext:opacity="100%" fo:font-weight="bold" officeooo:rsid="00714ed2" fo:background-color="transparent" loext:char-shading-value="0" style:font-weight-asian="bold" style:font-weight-complex="bold"/>
    </style:style>
    <style:style style:name="T64" style:family="text">
      <style:text-properties officeooo:rsid="00747b75"/>
    </style:style>
    <style:style style:name="T65" style:family="text">
      <style:text-properties officeooo:rsid="0075da83"/>
    </style:style>
    <style:style style:name="T66" style:family="text">
      <style:text-properties officeooo:rsid="00776615"/>
    </style:style>
    <style:style style:name="T67" style:family="text">
      <style:text-properties officeooo:rsid="0077e218"/>
    </style:style>
    <style:style style:name="T68" style:family="text">
      <style:text-properties officeooo:rsid="0079d5bc"/>
    </style:style>
    <style:style style:name="T69" style:family="text">
      <style:text-properties officeooo:rsid="001711b0"/>
    </style:style>
    <style:style style:name="T70" style:family="text">
      <style:text-properties officeooo:rsid="007a7aff"/>
    </style:style>
    <style:style style:name="T71" style:family="text">
      <style:text-properties officeooo:rsid="000fe01c"/>
    </style:style>
    <style:style style:name="T72" style:family="text">
      <style:text-properties officeooo:rsid="007f3799"/>
    </style:style>
    <style:style style:name="T73" style:family="text">
      <style:text-properties officeooo:rsid="007f7e0a"/>
    </style:style>
    <style:style style:name="T74" style:family="text">
      <style:text-properties officeooo:rsid="00592790"/>
    </style:style>
    <style:style style:name="T75" style:family="text">
      <style:text-properties officeooo:rsid="007fb9fa"/>
    </style:style>
    <style:style style:name="T76" style:family="text">
      <style:text-properties officeooo:rsid="0080f17b"/>
    </style:style>
    <style:style style:name="T77" style:family="text">
      <style:text-properties officeooo:rsid="008224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Assincronia <text:span text:style-name="T1">01</text:span></text:h>
      <text:p text:style-name="P7">É necessario frequentemente pegar dados de forma assincrona, ou seja, pegar dados de uma fonte externa que só estarão disponiveis no futuro. Para fazer isso é necessarios trabalhar com callbacks, Promise ou async await, esses são os metodos disponibilizados pelo javascript, eles vão fazer que um determinado codigo só seja chamado quando os dados estiverem sido obtidos</text:p>
      <text:p text:style-name="P3"/>
      <text:p text:style-name="P13">Se for necessario um site esperar uma instrução que demora pra acontecer pra depois executar a próxima linha de codigo, <text:span text:style-name="T48">o site ficaria paralisado, impedindo o usuario de fazer qualquer coisa nele, tornando a experiencia do usuario péssima. Por isso a programação assincrona foi criada, para que </text:span><text:span text:style-name="T55">a main thread </text:span><text:span text:style-name="T48">(onde o usuario tá mexendo) </text:span><text:span text:style-name="T55">não seja bloqueada e a instrução demorada seja colocada para ser executada num momento futuro, quando os dados estiverem prontos, </text:span><text:span text:style-name="T49">ou seja, </text:span><text:span text:style-name="T47">ao invés de travar a execução do codigo, a operação é agendada pro futuro quando a informação já estiver disponivel.</text:span></text:p>
      <text:p text:style-name="P14">Por baixo dos panos a instrução será colocada em uma side thread onde <text:span text:style-name="T56">dependendo do caso</text:span> continuar<text:span text:style-name="T56">á</text:span> fazendo a operação sem intervir na main thread</text:p>
      <text:p text:style-name="P12"/>
      <text:p text:style-name="P12">É necessario perceber se a linha de baixo é dependente da linha de cima, se sim, <text:span text:style-name="T50">a linha de baixo deverá ser executada no futuro, com os dados da resposta da linha de cima. </text:span><text:span text:style-name="T51">Se não for dependente então basta trocar a que esta em baixo pela de cima vice versa, não é necessario ficar dependente da resposta de outra linha</text:span></text:p>
      <text:p text:style-name="P4"/>
      <text:p text:style-name="P8">- As funções assincronas funcionam como Promises, porem com uma sintaxe mais simples</text:p>
      <text:p text:style-name="P8"><text:soft-page-break/>- Precisamos declarar a função com a palavra async</text:p>
      <text:p text:style-name="P9">- <text:span text:style-name="T56">Q</text:span><text:span text:style-name="T54">uando uma função recebe o async ela automaticamente </text:span><text:span text:style-name="T56">se torna</text:span><text:span text:style-name="T54"> uma</text:span></text:p>
      <text:p text:style-name="P20"><text:s text:c="2"/>Promise</text:p>
      <text:p text:style-name="P8">- E quando precisamos aguardar por algo a instrução precisa de await</text:p>
      <text:p text:style-name="P8">- Podemos aplicar o recurso em funções anonimas e metodos de classe</text:p>
      <text:p text:style-name="P8">- Tentar usar o await sem o async gera um erro</text:p>
      <text:p text:style-name="P11">- Um codigo assincrono leva um tempo para ser executado, e pode ser bem sucedido ou não: chamadas para APIs, interação com bancos de dados</text:p>
      <text:p text:style-name="P10">- Há 3 maneiras de lidar com esse tipo de codigo: callbacks, Promises e Promises com async/await</text:p>
      <text:p text:style-name="P2">_____________________________________________________________________</text:p>
      <text:p text:style-name="P15"><text:span text:style-name="T8">Callback -</text:span> <text:span text:style-name="T57">É o método mais antigo de consumir promises e pouco usado atualmente. O callback será chamado quando o arquivo/ação estiver pronto para ser lido/executado, ou seja, uma função será chamada de volta quando tudo estiver pronto, essa função geralmente recebe um erro como primeiro parametro.</text:span></text:p>
      <text:p text:style-name="P37">O motivo do callback ter ficado ultrapasso entre as opções assincronas<text:span text:style-name="T26"> é que quanto maior o codigo mais confuso ele vai ficando, alem de se tornar ruim de trabalhar, dar manutenção e ler. </text:span><text:span text:style-name="T27">A falha </text:span><text:span text:style-name="T25">principal</text:span><text:span text:style-name="T27"> do callback é chamada de callback hell</text:span><text:span text:style-name="T26">, é quando vários callbacks são colocados </text:span><text:span text:style-name="T25">um </text:span><text:span text:style-name="T26">dentro d</text:span><text:span text:style-name="T25">o</text:span><text:span text:style-name="T26"> outro:</text:span></text:p>
      <text:p text:style-name="P37"><text:span text:style-name="T26"/></text:p>
      <text:p text:style-name="P36"><text:span text:style-name="T9"><text:s text:c="5"/>e</text:span><text:span text:style-name="T8">x:</text:span></text:p>
      <text:p text:style-name="P36"><text:span text:style-name="T16"><text:s text:c="5"/></text:span><text:span text:style-name="T38">const fs = require(“fs”) </text:span></text:p>
      <text:p text:style-name="P36"><text:span text:style-name="T16"><text:s text:c="5"/></text:span><text:span text:style-name="T38">function callback(err, contents) { </text:span></text:p>
      <text:p text:style-name="P36"><text:span text:style-name="T16"><text:s text:c="10"/></text:span><text:span text:style-name="T38">console.log(err, contents) </text:span></text:p>
      <text:p text:style-name="P36"><text:span text:style-name="T16"><text:s text:c="5"/></text:span><text:span text:style-name="T38">} </text:span></text:p>
      <text:p text:style-name="P36"><text:span text:style-name="T35"><text:s text:c="15"/></text:span></text:p>
      <text:p text:style-name="P36"><text:span text:style-name="T16"><text:s text:c="5"/></text:span><text:span text:style-name="T38">fs.readFile(“./texto.txt”, callback) </text:span></text:p>
      <text:p text:style-name="P47"/>
      <text:p text:style-name="P16"><text:soft-page-break/><text:span text:style-name="T9">P</text:span><text:span text:style-name="T8">romise -</text:span><text:span text:style-name="T25"> </text:span><text:span text:style-name="T28">As promises vieram para solucionar os problemas do callback e para substitui-lo. </text:span><text:span text:style-name="T29">Elas são objetos javascript, que podem ser criadas manualmente ou retornadas quando dados externos são requeridos. </text:span><text:span text:style-name="T32">T</text:span><text:span text:style-name="T29">em como metodo catch, finally e then.</text:span></text:p>
      <text:p text:style-name="P17"><text:span text:style-name="T29">A </text:span><text:span text:style-name="T25">maior diferença entre callback e promise é que o callback é chamado depois que o dado é lido e a promise retorna imediatamente uma promessa de que no futuro </text:span><text:span text:style-name="T30">o dado será retornado</text:span><text:span text:style-name="T25">.</text:span></text:p>
      <text:p text:style-name="P48"/>
      <text:p text:style-name="P23"><text:span text:style-name="T25">Dentro de uma promise vai ter um callback </text:span><text:span text:style-name="T31">receber</text:span><text:span text:style-name="T25">á</text:span><text:span text:style-name="T33"> dois valores como parametro, esses valores </text:span><text:span text:style-name="T31">na verdade</text:span><text:span text:style-name="T33"> são funções, </text:span><text:span text:style-name="T31">onde</text:span><text:span text:style-name="T33"> <text:s/>o primeiro vai resolver (resolve) a promessa e o segundo rejeitar (reject), </text:span><text:span text:style-name="T31">tudo</text:span><text:span text:style-name="T33"> </text:span><text:span text:style-name="T31">automaticamente. </text:span><text:span text:style-name="T34">O</text:span><text:span text:style-name="T31"> valor será retornado para quem chamou </text:span><text:span text:style-name="T34">caso resolva ou </text:span><text:span text:style-name="T31">um erro é retornado </text:span><text:span text:style-name="T34">caso rejeite</text:span><text:span text:style-name="T31">:</text:span></text:p>
      <text:p text:style-name="P49">const promise = ( <text:s/>) =&gt; { new Promise( (resolve, reject) =&gt; { <text:s/>} ) } </text:p>
      <text:p text:style-name="P1"/>
      <text:p text:style-name="P25"><text:span text:style-name="T8"><text:s text:c="5"/>Promise.all </text:span><text:span text:style-name="T10">-</text:span><text:span text:style-name="T25"> Vai executar varias promises ao mesmo tempo, esperando o <text:s/></text:span></text:p>
      <text:p text:style-name="P25"><text:span text:style-name="T25"><text:s text:c="5"/>tempo de conclusão de cada uma: </text:span><text:span text:style-name="T37">Promise.all([ <text:s/>]).then( <text:s/>) </text:span></text:p>
      <text:p text:style-name="P6"><text:span text:style-name="T8"><text:s text:c="5"/>Ex:</text:span> <text:span text:style-name="T2">Promise.all([promise1, promise2]).then(result =&gt; console.log(result)) </text:span></text:p>
      <text:p text:style-name="P18"><text:span text:style-name="T13"><text:s text:c="5"/>Saida:</text:span><text:span text:style-name="T21"> </text:span><text:span text:style-name="T58">[“resultado promise 1”, “resultado promise 2”] </text:span></text:p>
      <text:p text:style-name="P21"/>
      <text:p text:style-name="P24"><text:span text:style-name="T8"><text:s text:c="5"/>Encadeamento -</text:span> É quando um then chama o outro, ou seja, quando a <text:span text:style-name="T8"><text:s text:c="5"/></text:span></text:p>
      <text:p text:style-name="P24"><text:span text:style-name="T8"><text:s text:c="5"/></text:span>chamada de função da promise contêm diversos then:</text:p>
      <text:p text:style-name="P22"><text:span text:style-name="T15"><text:s text:c="5"/></text:span><text:span text:style-name="T2">chamadaDeFuncao().then().then().then() </text:span></text:p>
      <text:p text:style-name="P1"/>
      <text:p text:style-name="P27"><text:span text:style-name="T11"><text:s text:c="5"/></text:span><text:span text:style-name="T8">Obs -</text:span> Normalmente a promise não <text:span text:style-name="T59">é</text:span> criada manualmente, apenas </text:p>
      <text:p text:style-name="P27"><text:span text:style-name="T11"><text:s text:c="5"/></text:span>consumida. Normalmente será uma biblioteca ou arquivo externo que </text:p>
      <text:p text:style-name="P27"><text:span text:style-name="T11"><text:s text:c="5"/></text:span>retornará uma promise quando a requisição for feita</text:p>
      <text:p text:style-name="P50"/>
      <text:p text:style-name="P22"><text:span text:style-name="T11"><text:s text:c="5"/></text:span><text:span text:style-name="T8">ex:</text:span> </text:p>
      <text:p text:style-name="P60"><text:span text:style-name="T23"><text:s text:c="5"/></text:span><text:span text:style-name="T22">const</text:span> readFile = <text:span text:style-name="T22">file</text:span> <text:span text:style-name="T22">=&gt;</text:span> new <text:span text:style-name="T22">Promise</text:span>((<text:span text:style-name="T22">resolve</text:span>, <text:span text:style-name="T22">reject</text:span>) <text:span text:style-name="T22">=&gt;</text:span> { </text:p>
      <text:p text:style-name="P61"><text:soft-page-break/><text:span text:style-name="T14"><text:s text:c="5"/></text:span><text:span text:style-name="T20"><text:s text:c="5"/></text:span>fs.readFile(file, (<text:span text:style-name="T22">err</text:span>, <text:span text:style-name="T22">contents</text:span>) <text:span text:style-name="T22">=&gt;</text:span> { </text:p>
      <text:p text:style-name="P61"><text:span text:style-name="T20"><text:s text:c="7"/></text:span><text:span text:style-name="T14"><text:s text:c="5"/></text:span><text:span text:style-name="T20"><text:s text:c="3"/></text:span>if(err) { </text:p>
      <text:p text:style-name="P61"><text:span text:style-name="T20"><text:s text:c="7"/></text:span><text:span text:style-name="T14"><text:s text:c="5"/></text:span><text:span text:style-name="T20"><text:s text:c="8"/></text:span>reject(err) </text:p>
      <text:p text:style-name="P61"><text:span text:style-name="T20"><text:s/></text:span><text:span text:style-name="T14"><text:s text:c="5"/></text:span><text:span text:style-name="T20"><text:s text:c="9"/></text:span>} else { </text:p>
      <text:p text:style-name="P61"><text:span text:style-name="T20"><text:s text:c="4"/></text:span><text:span text:style-name="T14"><text:s text:c="5"/></text:span><text:span text:style-name="T20"><text:s text:c="11"/></text:span>resolve(contents) </text:p>
      <text:p text:style-name="P61"><text:span text:style-name="T20"><text:s text:c="4"/></text:span><text:span text:style-name="T14"><text:s text:c="5"/></text:span><text:span text:style-name="T20"><text:s text:c="6"/></text:span>} </text:p>
      <text:p text:style-name="P61"><text:span text:style-name="T14"><text:s text:c="5"/></text:span><text:span text:style-name="T20"><text:s text:c="5"/></text:span>}) </text:p>
      <text:p text:style-name="P55"><text:span text:style-name="T63"><text:s text:c="5"/></text:span><text:span text:style-name="T60">}) </text:span></text:p>
      <text:p text:style-name="P30"><text:span text:style-name="T8"/></text:p>
      <text:p text:style-name="P30"><text:span text:style-name="T8">then –</text:span> O then é usado em chamadas de funções de promises e <text:span text:style-name="T64">é necessario </text:span>apenas quando a <text:span text:style-name="T65">promise</text:span> <text:span text:style-name="T65">tem um resolve( <text:s/>) </text:span><text:span text:style-name="T68">ou retorno</text:span><text:span text:style-name="T65">. </text:span><text:span text:style-name="T66">Dentro do then terá uma função que será chamada quando </text:span><text:span text:style-name="T64">os dados estiverem prontos, </text:span><text:span text:style-name="T66">ou seja, </text:span><text:span text:style-name="T64">quando </text:span><text:span text:style-name="T66">a promise</text:span><text:span text:style-name="T64"> for resolvida </text:span><text:span text:style-name="T66">(</text:span><text:span text:style-name="T64">cair no resolve</text:span><text:span text:style-name="T66">( <text:s/>)) </text:span><text:span text:style-name="T68">ou retornada</text:span><text:span text:style-name="T66">. </text:span><text:span text:style-name="T67">É o parametro dessa função que vai armazenar os dados do resolve/</text:span><text:span text:style-name="T68">retorno</text:span><text:span text:style-name="T67">.</text:span></text:p>
      <text:p text:style-name="P32">O resultado de cada then é passado como parametro pro próximo, ou seja, o próximo then tem acesso ao retorno do then anterior por meio do parametro:<text:span text:style-name="T19"> </text:span><text:span text:style-name="T4">dadosExternos( <text:s/>).then((dados) =&gt; { <text:s/>}) </text:span></text:p>
      <text:p text:style-name="P54"><text:span text:style-name="T43"/></text:p>
      <text:p text:style-name="P31"><text:span text:style-name="T8"><text:s text:c="5"/>Obs: </text:span>Nem sempre será necessario usar o then na chamada da função, se a </text:p>
      <text:p text:style-name="P31"><text:span text:style-name="T8"><text:s text:c="5"/></text:span>função não precisar retornar <text:span text:style-name="T68">nem resolver</text:span> nada então o dado pode ser </text:p>
      <text:p text:style-name="P31"><text:span text:style-name="T8"><text:s text:c="5"/></text:span>usado dentro da mesma, ou seja, só é necessario usar o then quando a </text:p>
      <text:p text:style-name="P31"><text:span text:style-name="T8"><text:s text:c="5"/></text:span>função retornar/<text:span text:style-name="T68">resolver</text:span> algo</text:p>
      <text:p text:style-name="P1"/>
      <text:p text:style-name="P51"><text:span text:style-name="T69"><text:s text:c="5"/></text:span>ex:</text:p>
      <text:p text:style-name="P52"><text:span text:style-name="T44"><text:s/></text:span><text:span text:style-name="T61"><text:s text:c="4"/></text:span><text:span text:style-name="T62">async function obterPersonagem(id) {</text:span></text:p>
      <text:p text:style-name="P52"><text:span text:style-name="T61"><text:s text:c="10"/></text:span><text:span text:style-name="T62">const resp = await axios.get(`</text:span><text:a xlink:type="simple" xlink:href="https://swapi.co/api/people/$" text:style-name="Internet_20_link" text:visited-style-name="Visited_20_Internet_20_Link">https://swapi.co/api/people/$</text:a><text:span text:style-name="T62">{id}`)</text:span></text:p>
      <text:p text:style-name="P62"><text:span text:style-name="T44"><text:s text:c="10"/></text:span><text:span text:style-name="T76">return resp</text:span></text:p>
      <text:p text:style-name="P62"><text:span text:style-name="T44"><text:s text:c="5"/></text:span><text:span text:style-name="T76">}</text:span></text:p>
      <text:p text:style-name="P62"/>
      <text:p text:style-name="P62"><text:span text:style-name="T44"><text:s text:c="5"/></text:span><text:span text:style-name="T76">obterPersonagem(2).then( dados =&gt; {console.log(dados)} )</text:span></text:p>
      <text:p text:style-name="P26"><text:soft-page-break/></text:p>
      <text:p text:style-name="P34"><text:span text:style-name="T8">async/await –</text:span> <text:span text:style-name="T70">É uma forma de consumir e enxergar promises, </text:span><text:span text:style-name="T46">a forma mais moderna, usada e simples. </text:span><text:span text:style-name="T70">Na pratica é um açúcar sintatico dela, o objetivo é fazer o codigo</text:span><text:span text:style-name="T46"> parecer </text:span><text:span text:style-name="T70">sincrono</text:span><text:span text:style-name="T46">, </text:span><text:span text:style-name="T24">melhorando e facilitando a manutenção, leitura </text:span><text:span text:style-name="T70">e </text:span><text:span text:style-name="T24">qualidade, </text:span><text:span text:style-name="T70">tornando o codigo mais simples. </text:span><text:span text:style-name="T45">O async será usado em funções e o await em Promises dentro do async: </text:span></text:p>
      <text:p text:style-name="P34"><text:span text:style-name="T6">async function fn( <text:s/>) { await Promise } </text:span></text:p>
      <text:p text:style-name="P38"/>
      <text:p text:style-name="P53">ex:</text:p>
      <text:p text:style-name="P56">const init = async ( ) =&gt; { </text:p>
      <text:p text:style-name="P56"><text:span text:style-name="T20"><text:s text:c="5"/></text:span>const contents = await readFile(null, “./texto.txt”) <text:span text:style-name="T20"><text:s/>← Função Promise</text:span></text:p>
      <text:p text:style-name="P56"><text:span text:style-name="T20"><text:s text:c="5"/></text:span>console.log(contents) </text:p>
      <text:p text:style-name="P56">} </text:p>
      <text:p text:style-name="P56">init( ) </text:p>
      <text:p text:style-name="P33"/>
      <text:p text:style-name="P35"><text:span text:style-name="T8">async -</text:span> <text:span text:style-name="T71">É uma palavra reservada usada quando uma função precisa retornar/usar dados de um lugar externo. Vai transformar uma função normal em uma função assincrona </text:span><text:span text:style-name="T72">e permitir o uso do await</text:span><text:span text:style-name="T71">: </text:span></text:p>
      <text:p text:style-name="P35"><text:span text:style-name="T7">async function dadosExternos( <text:s/>) { <text:s/>} </text:span></text:p>
      <text:p text:style-name="P43"/>
      <text:p text:style-name="P35"><text:span text:style-name="T8">await -</text:span> <text:s/><text:span text:style-name="T17">É uma palavra reservada, usada </text:span><text:span text:style-name="T72">apenas </text:span><text:span text:style-name="T17">dentro de </text:span><text:span text:style-name="T72">funções async (assincronas) ou em Promises </text:span><text:span text:style-name="T73">sempre que algo demorar ou precisar esperar por algo, geralmente usadas quando dados externos estão sendo requeridos. </text:span><text:span text:style-name="T17">Vai fazer a execução de uma função async pausar, </text:span><text:span text:style-name="T18">esperar pelo retorno da Promise e então continuar a execução quando o valor da Promise for resolvido, ou seja, vai esperar o resultado chegar para armazernar em uma variavel.</text:span></text:p>
      <text:p text:style-name="P42"><text:span text:style-name="T75">Na pratica</text:span> o await é <text:s/><text:span text:style-name="T74">apenas um atalho </text:span>de facilitação, ele <text:span text:style-name="T75">vai </text:span><text:span text:style-name="T74">representa</text:span><text:span text:style-name="T75">r</text:span><text:span text:style-name="T74"> o then com uma sintaxe mais simples, por debaixo dos panos tudo embaixo do await será colocado dentro de um then</text:span><text:span text:style-name="T18">: </text:span><text:span text:style-name="T3">await dados(“ “) </text:span></text:p>
      <text:p text:style-name="P40"><text:soft-page-break/>Quando diversos awaits estão sendo usados e os awaits de baixo não depende<text:span text:style-name="T52">m</text:span> dos de cima, <text:span text:style-name="T52">vai acontecer uma perda de performance, p</text:span><text:span text:style-name="T75">a</text:span><text:span text:style-name="T52">ra resolver esse mal uso é preciso resolver usando o Promise.all:</text:span></text:p>
      <text:p text:style-name="P63">const p1 = axios.get(api(data1)) </text:p>
      <text:p text:style-name="P64">const p2 = axios.get(api(data2)) </text:p>
      <text:p text:style-name="P59">await Promise.all( [p1, p2] ) </text:p>
      <text:p text:style-name="P41"/>
      <text:p text:style-name="P39">Quando o await é usado dentro de um forEach a comportamento será semelhante ao Promise.all, <text:span text:style-name="T53">vai executar cada um de forma independente. Se a linha de baixo depender da de cima então é melhor usar um loop tradicional que é similar a usar vários awaits</text:span></text:p>
      <text:p text:style-name="P1"/>
      <text:p text:style-name="P44"><text:span text:style-name="T8">auto-invocavel -</text:span> Para trabalhar de modo sincrono mesmo em casos assincronos é necessario usar funções auto-invocaveis: </text:p>
      <text:p text:style-name="P57">(function ( <text:s/>) { const dados = await dadosExternos( <text:s/>) })( <text:s/>) </text:p>
      <text:p text:style-name="P1"/>
      <text:p text:style-name="P46"><text:span text:style-name="T8">Loop Event –</text:span> A promise agenda a execução para o final do loop atual, enquanto o setTimeout é executado no próximo loop</text:p>
      <text:p text:style-name="P1"/>
      <text:p text:style-name="P28"><text:span text:style-name="T8">Consumindo uma API -</text:span> </text:p>
      <text:p text:style-name="P28"><text:span text:style-name="T8">then:</text:span> <text:span text:style-name="T2">axios.get(“ “).then(</text:span><text:span text:style-name="T5">data</text:span><text:span text:style-name="T2"> =&gt; console.log(</text:span><text:span text:style-name="T5">data</text:span><text:span text:style-name="T2">)) </text:span></text:p>
      <text:p text:style-name="P28"><text:span text:style-name="T8">async/await:</text:span> <text:span text:style-name="T2">const fetchApi = async ( <text:s/>) =&gt; { </text:span></text:p>
      <text:p text:style-name="P58"><text:s text:c="5"/>const response = await axios.get(“ “) </text:p>
      <text:p text:style-name="P58"><text:s text:c="5"/>console.log(response) </text:p>
      <text:p text:style-name="P28"><text:span text:style-name="T2">} </text:span></text:p>
      <text:p text:style-name="P5">_____________________________________________________________________</text:p>
      <text:p text:style-name="P45"><text:span text:style-name="T12">Obs:</text:span><text:span text:style-name="T77"> </text:span>é uma boa pratica fazer o codigo crescer pra baixo e não pra frente (<text:span text:style-name="T77">criando uma barriga</text:span>), vai facilitar a manutenção</text:p>
      <text:p text:style-name="P4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6T12:09:08.574336705</meta:creation-date>
    <dc:date>2023-04-12T06:24:59.005485498</dc:date>
    <meta:editing-duration>P1DT7H25M28S</meta:editing-duration>
    <meta:editing-cycles>42</meta:editing-cycles>
    <meta:generator>LibreOffice/7.0.4.2$Linux_X86_64 LibreOffice_project/00$Build-2</meta:generator>
    <meta:document-statistic meta:table-count="0" meta:image-count="0" meta:object-count="0" meta:page-count="6" meta:paragraph-count="88" meta:word-count="1292" meta:character-count="8294" meta:non-whitespace-character-count="6711"/>
  </office:meta>
</office:document-meta>
</file>